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a76b0"/>
    </style:style>
    <style:style style:name="P41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48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9" style:family="paragraph" style:parent-style-name="Standard">
      <style:text-properties style:font-name="Roboto Light1" fo:font-weight="normal" officeooo:rsid="0158bd4c" officeooo:paragraph-rsid="015a76b0" style:font-weight-asian="normal" style:font-weight-complex="normal"/>
    </style:style>
    <style:style style:name="P50" style:family="paragraph" style:parent-style-name="Standard">
      <style:text-properties style:font-name="Roboto Light1" officeooo:rsid="00bdb8ba" officeooo:paragraph-rsid="01017a94" fo:background-color="transparent"/>
    </style:style>
    <style:style style:name="P51" style:family="paragraph" style:parent-style-name="Small">
      <style:text-properties style:font-name="Roboto Light1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text-properties style:font-name="Roboto Light1" fo:font-weight="bold" officeooo:rsid="0158bd4c" officeooo:paragraph-rsid="015a76b0" style:font-weight-asian="bold" style:font-weight-complex="bold"/>
    </style:style>
    <style:style style:name="P54" style:family="paragraph" style:parent-style-name="Standard">
      <style:text-properties style:font-name="Roboto Light3"/>
    </style:style>
    <style:style style:name="P55" style:family="paragraph" style:parent-style-name="Standard">
      <style:paragraph-properties fo:text-align="start" style:justify-single-word="false"/>
      <style:text-properties style:font-name="Roboto Light3"/>
    </style:style>
    <style:style style:name="P56" style:family="paragraph" style:parent-style-name="Standard">
      <style:text-properties style:font-name="Humnst777 Lt BT" officeooo:rsid="00c36693" officeooo:paragraph-rsid="00c36693"/>
    </style:style>
    <style:style style:name="P5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weight="normal" officeooo:rsid="00e9a044" officeooo:paragraph-rsid="015a76b0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weight="normal" officeooo:rsid="0097b405" officeooo:paragraph-rsid="015a76b0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officeooo:paragraph-rsid="01017a94"/>
    </style:style>
    <style:style style:name="P68" style:family="paragraph" style:parent-style-name="Roboto_20_light">
      <style:text-properties officeooo:paragraph-rsid="01017a94"/>
    </style:style>
    <style:style style:name="P69" style:family="paragraph" style:parent-style-name="Standard">
      <style:text-properties officeooo:rsid="00d493c0" officeooo:paragraph-rsid="0121fec4"/>
    </style:style>
    <style:style style:name="P7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126f704" officeooo:paragraph-rsid="014cbc46"/>
    </style:style>
    <style:style style:name="P73" style:family="paragraph" style:parent-style-name="Text_20_body">
      <style:text-properties officeooo:paragraph-rsid="015a76b0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text-properties officeooo:paragraph-rsid="014cbc46"/>
    </style:style>
    <style:style style:name="P76" style:family="paragraph" style:parent-style-name="Heading_20_1">
      <style:paragraph-properties fo:break-before="auto" fo:break-after="auto"/>
      <style:text-properties officeooo:paragraph-rsid="0121fec4"/>
    </style:style>
    <style:style style:name="P77" style:family="paragraph" style:parent-style-name="Heading_20_1">
      <style:text-properties officeooo:rsid="00f08541" officeooo:paragraph-rsid="01087dfd"/>
    </style:style>
    <style:style style:name="P78" style:family="paragraph" style:parent-style-name="Heading_20_1">
      <style:text-properties officeooo:paragraph-rsid="01017a94"/>
    </style:style>
    <style:style style:name="P79" style:family="paragraph" style:parent-style-name="Heading_20_1">
      <style:text-properties officeooo:rsid="0158bd4c" officeooo:paragraph-rsid="015a76b0"/>
    </style:style>
    <style:style style:name="P80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5866in" svg:y="1.0945in" svg:width="1.0646in" draw:z-index="1">
        <draw:text-box fo:min-height="0.472in">
          <text:p text:style-name="P56">[PROJECT]</text:p>
        </draw:text-box>
      </draw:frame>
      <draw:frame draw:style-name="fr2" draw:name="pitc_org_unit" text:anchor-type="page" text:anchor-page-number="1" svg:x="3.7327in" svg:y="1.1in" svg:width="1.4055in" draw:z-index="2">
        <draw:text-box fo:min-height="0.472in">
          <text:p text:style-name="P56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7327in" svg:y="0.9299in" svg:width="0.7681in" draw:z-index="4">
        <draw:text-box fo:min-height="0.1744in">
          <text:p text:style-name="P51">Bereichskürzel</text:p>
        </draw:text-box>
      </draw:frame>
      <draw:frame draw:style-name="fr2" draw:name="pitc_customer_shortid" text:anchor-type="page" text:anchor-page-number="1" svg:x="1.4665in" svg:y="1.1in" svg:width="1.0217in" draw:z-index="5">
        <draw:text-box fo:min-height="0.472in">
          <text:p text:style-name="P56">[CLIENT]</text:p>
        </draw:text-box>
      </draw:frame>
      <draw:frame draw:style-name="fr5" draw:name="Frame6" text:anchor-type="page" text:anchor-page-number="1" svg:x="2.5866in" svg:y="0.9209in" svg:width="0.7681in" draw:z-index="6">
        <draw:text-box fo:min-height="0.1744in">
          <text:p text:style-name="P51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70">Cur<text:span text:style-name="T11">r</text:span>iculum Vitae</text:p>
        </draw:text-box>
      </draw:frame>
      <text:p text:style-name="P80"/>
      <text:p text:style-name="P54"/>
      <text:p text:style-name="P54"/>
      <text:p text:style-name="P55"/>
      <text:p text:style-name="P52">[TITLE_FUNCTION]</text:p>
      <text:p text:style-name="P54"/>
      <text:p text:style-name="P54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54"/>
      <text:p text:style-name="P41"/>
      <text:p text:style-name="P41"/>
      <text:p text:style-name="P4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1">1 <text:s text:c="3"/>Personalien<text:tab/>2</text:p>
          <text:p text:style-name="P71">2 <text:s text:c="3"/>Kompetenzen nach Level<text:tab/>2</text:p>
          <text:p text:style-name="P71">3 <text:s text:c="3"/>Kernkompetenzen<text:tab/>2</text:p>
          <text:p text:style-name="P71">4 <text:s text:c="3"/>Stationen<text:tab/>2</text:p>
          <text:p text:style-name="P71">5 <text:s text:c="3"/>Projekte<text:tab/>2</text:p>
          <text:p text:style-name="P71">6 <text:s text:c="3"/>Weiterbildung (Schulungen, Kurse, Konferenzen, Referate)<text:tab/>2</text:p>
          <text:p text:style-name="P71">7 <text:s text:c="3"/>Ausbildung<text:tab/>3</text:p>
          <text:p text:style-name="P71">8 <text:s text:c="3"/>Open Source Beiträge<text:tab/>3</text:p>
        </text:index-body>
      </text:table-of-content>
      <text:p text:style-name="P41"/>
      <text:p text:style-name="P41"/>
      <text:p text:style-name="P42"/>
      <text:p text:style-name="P42"/>
      <text:p text:style-name="P43"/>
      <text:h text:style-name="P74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Abschluss</text:p>
            </table:table-cell>
            <table:table-cell table:style-name="Table2.B1" office:value-type="string">
              <text:list xml:id="list1834091798" text:style-name="L1">
                <text:list-header>
                  <text:p text:style-name="P81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2">Sprachkenntnisse</text:p>
          </table:table-cell>
          <table:table-cell table:style-name="Table2.B2" office:value-type="string">
            <text:list xml:id="list103238393270318" text:continue-numbering="true" text:style-name="L1">
              <text:list-header>
                <text:p text:style-name="P82">[LANGUAGES]</text:p>
              </text:list-header>
            </text:list>
          </table:table-cell>
        </table:table-row>
      </table:table>
      <text:section text:style-name="Sect1" text:name="SKILLS_BY_LEVEL">
        <text:h text:style-name="P75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72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6">Kategorie</text:p>
              </table:table-cell>
              <table:table-cell table:style-name="LEVEL_5f_COMPETENCES.B1" office:value-type="string">
                <text:p text:style-name="P66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72"/>
      </text:section>
      <text:h text:style-name="P76" text:outline-level="1"><text:bookmark-start text:name="__RefHeading___Toc1998_864874122"/>Kernkompetenzen<text:bookmark-end text:name="__RefHeading___Toc1998_864874122"/></text:h>
      <text:p text:style-name="P69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5">Kategorie</text:p>
            </table:table-cell>
            <table:table-cell table:style-name="COMPETENCES.B1" office:value-type="string">
              <text:p text:style-name="P6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77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1">Von</text:p>
            </table:table-cell>
            <table:table-cell table:style-name="ACTIVITIES.A1" office:value-type="string">
              <text:p text:style-name="P61">Bis</text:p>
            </table:table-cell>
            <table:table-cell table:style-name="ACTIVITIES.C1" office:value-type="string">
              <text:p text:style-name="P6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47">[ACTIVITY]</text:p>
            <text:p text:style-name="P36"/>
            <text:p text:style-name="P37">[ACTIVITY_DESCRIPTION]</text:p>
          </table:table-cell>
        </table:table-row>
      </table:table>
      <text:h text:style-name="P78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1">Von</text:p>
            </table:table-cell>
            <table:table-cell table:style-name="PROJECTS.A1" office:value-type="string">
              <text:p text:style-name="P61">Bis</text:p>
            </table:table-cell>
            <table:table-cell table:style-name="PROJECTS.C1" office:value-type="string">
              <text:p text:style-name="P6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8">[MONTH_TO][YEAR_TO]</text:p>
          </table:table-cell>
          <table:table-cell table:style-name="PROJECTS.C2" office:value-type="string">
            <text:p text:style-name="P45">[PROJECT_TITLE]</text:p>
            <text:p text:style-name="P33"/>
            <text:p text:style-name="P44">Projektbeschreibung</text:p>
            <text:p text:style-name="P67">[PROJECT_DESCRIPTION]</text:p>
            <text:p text:style-name="P46"/>
            <text:p text:style-name="P44">Rolle und Aufgaben im Projekt</text:p>
            <text:p text:style-name="P67">[PROJECT_ROLE]</text:p>
            <text:p text:style-name="P46"/>
            <text:p text:style-name="P44">Eingesetzte Technologien und Methoden</text:p>
            <text:p text:style-name="P67">[PROJECT_TECHNOLOGY]</text:p>
          </table:table-cell>
        </table:table-row>
      </table:table>
      <text:h text:style-name="P78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1">Von</text:p>
            </table:table-cell>
            <table:table-cell table:style-name="ADVANCED_5f_TRAININGS.A1" office:value-type="string">
              <text:p text:style-name="P61">Bis</text:p>
            </table:table-cell>
            <table:table-cell table:style-name="ADVANCED_5f_TRAININGS.C1" office:value-type="string">
              <text:p text:style-name="P62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50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7">Von</text:p>
            </table:table-cell>
            <table:table-cell table:style-name="EDUCATIONS.A1" office:value-type="string">
              <text:p text:style-name="P57">Bis</text:p>
            </table:table-cell>
            <table:table-cell table:style-name="EDUCATIONS.C1" office:value-type="string">
              <text:p text:style-name="P59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8">[EDUCATION]</text:p>
          </table:table-cell>
        </table:table-row>
      </table:table>
      <text:section text:style-name="Sect1" text:name="OPEN_SOURCE_CONTRIBUTIONS">
        <text:h text:style-name="P79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58">Von</text:p>
              </table:table-cell>
              <table:table-cell table:style-name="CONTRIBUTIONS.A1" office:value-type="string">
                <text:p text:style-name="P58">Bis</text:p>
              </table:table-cell>
              <table:table-cell table:style-name="CONTRIBUTIONS.C1" office:value-type="string">
                <text:p text:style-name="P60">A<text:span text:style-name="T10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0">[MONTH_FROM][YEAR_FROM]</text:p>
            </table:table-cell>
            <table:table-cell table:style-name="CONTRIBUTIONS.B2" office:value-type="string">
              <text:p text:style-name="P40">[MONTH_TO][YEAR_TO]</text:p>
            </table:table-cell>
            <table:table-cell table:style-name="CONTRIBUTIONS.C2" office:value-type="string">
              <text:p text:style-name="P53">[CONTRIBUTION_TITLE]</text:p>
              <text:p text:style-name="P49"/>
              <text:p text:style-name="P49">[CONTRIBUTION_REFERENCE]</text:p>
            </table:table-cell>
          </table:table-row>
        </table:table>
        <text:p text:style-name="P7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6-02-23T10:32:37.695243903">2/23/26</text:date></text:span><text:span text:style-name="MT1">w</text:span><text:span text:style-name="MT1"><text:word-count>23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6</meta:editing-cycles>
    <meta:editing-duration>PT12H20M9S</meta:editing-duration>
    <dc:date>2026-02-23T10:32:37.626328957</dc:date>
    <dc:title>Curriculum Vitae</dc:title>
    <meta:document-statistic meta:table-count="10" meta:image-count="1" meta:object-count="0" meta:page-count="3" meta:paragraph-count="113" meta:word-count="236" meta:character-count="1948" meta:non-whitespace-character-count="1799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